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rutiger Next Pro Medium" svg:font-family="'Frutiger Next Pro Medium'"/>
    <style:font-face style:name="KievitPro-Regular" svg:font-family="KievitPro-Regular"/>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4461" officeooo:paragraph-rsid="001d4461"/>
    </style:style>
    <style:style style:name="P2" style:family="paragraph" style:parent-style-name="Standard">
      <style:text-properties officeooo:rsid="001d4461" officeooo:paragraph-rsid="001f3b36"/>
    </style:style>
    <style:style style:name="P3" style:family="paragraph" style:parent-style-name="Standard">
      <style:text-properties fo:font-style="italic" officeooo:rsid="001d4461" officeooo:paragraph-rsid="001d4461" style:font-style-asian="italic" style:font-style-complex="italic"/>
    </style:style>
    <style:style style:name="P4" style:family="paragraph" style:parent-style-name="Standard">
      <style:text-properties fo:font-style="italic" officeooo:rsid="001f3b36" officeooo:paragraph-rsid="001f3b36" style:font-style-asian="italic" style:font-style-complex="italic"/>
    </style:style>
    <style:style style:name="P5" style:family="paragraph" style:parent-style-name="Standard">
      <style:text-properties fo:font-style="italic" officeooo:rsid="00214b07" officeooo:paragraph-rsid="00214b07" style:font-style-asian="italic" style:font-style-complex="italic"/>
    </style:style>
    <style:style style:name="P6" style:family="paragraph" style:parent-style-name="Standard">
      <style:text-properties fo:font-style="italic" officeooo:rsid="0027c274" officeooo:paragraph-rsid="0027c274" style:font-style-asian="italic" style:font-style-complex="italic"/>
    </style:style>
    <style:style style:name="P7" style:family="paragraph" style:parent-style-name="Standard">
      <style:text-properties fo:font-style="italic" officeooo:rsid="0028e63b" officeooo:paragraph-rsid="0028e63b" style:font-style-asian="italic" style:font-style-complex="italic"/>
    </style:style>
    <style:style style:name="P8" style:family="paragraph" style:parent-style-name="Standard">
      <style:text-properties fo:font-style="italic" officeooo:rsid="002aa5c2" officeooo:paragraph-rsid="002aa5c2" style:font-style-asian="italic" style:font-style-complex="italic"/>
    </style:style>
    <style:style style:name="P9" style:family="paragraph" style:parent-style-name="Standard">
      <style:text-properties fo:font-style="italic" officeooo:rsid="002c57c6" officeooo:paragraph-rsid="002c57c6" style:font-style-asian="italic" style:font-style-complex="italic"/>
    </style:style>
    <style:style style:name="P10" style:family="paragraph" style:parent-style-name="Standard">
      <style:text-properties fo:font-style="italic" officeooo:rsid="002fb353" officeooo:paragraph-rsid="002fb353" style:font-style-asian="italic" style:font-style-complex="italic"/>
    </style:style>
    <style:style style:name="P11" style:family="paragraph" style:parent-style-name="Standard">
      <style:text-properties fo:font-style="italic" officeooo:rsid="00303e8c" officeooo:paragraph-rsid="00303e8c" style:font-style-asian="italic" style:font-style-complex="italic"/>
    </style:style>
    <style:style style:name="P12" style:family="paragraph" style:parent-style-name="Standard">
      <style:text-properties fo:font-style="italic" officeooo:rsid="00303e8c" officeooo:paragraph-rsid="0031d233" style:font-style-asian="italic" style:font-style-complex="italic"/>
    </style:style>
    <style:style style:name="P13" style:family="paragraph" style:parent-style-name="Standard">
      <style:text-properties fo:font-style="italic" officeooo:rsid="0033b3eb" officeooo:paragraph-rsid="0033b3eb" style:font-style-asian="italic" style:font-style-complex="italic"/>
    </style:style>
    <style:style style:name="P14" style:family="paragraph" style:parent-style-name="Standard">
      <style:text-properties fo:font-style="italic" officeooo:rsid="003432b7" officeooo:paragraph-rsid="003432b7" style:font-style-asian="italic" style:font-style-complex="italic"/>
    </style:style>
    <style:style style:name="P15" style:family="paragraph" style:parent-style-name="Standard">
      <style:text-properties fo:font-style="italic" officeooo:rsid="00356f3b" officeooo:paragraph-rsid="00356f3b" style:font-style-asian="italic" style:font-style-complex="italic"/>
    </style:style>
    <style:style style:name="P16" style:family="paragraph" style:parent-style-name="Standard">
      <style:text-properties fo:font-style="italic" officeooo:rsid="0035c3ee" officeooo:paragraph-rsid="0035c3ee" style:font-style-asian="italic" style:font-style-complex="italic"/>
    </style:style>
    <style:style style:name="P17" style:family="paragraph" style:parent-style-name="Standard">
      <style:text-properties fo:font-style="italic" officeooo:rsid="00367005" officeooo:paragraph-rsid="00367005" style:font-style-asian="italic" style:font-style-complex="italic"/>
    </style:style>
    <style:style style:name="P18" style:family="paragraph" style:parent-style-name="Standard">
      <style:text-properties fo:font-style="normal" officeooo:rsid="001fbb74" officeooo:paragraph-rsid="00200157" style:font-style-asian="normal" style:font-style-complex="normal"/>
    </style:style>
    <style:style style:name="P19" style:family="paragraph" style:parent-style-name="Standard">
      <style:text-properties fo:font-style="normal" officeooo:rsid="00214b07" officeooo:paragraph-rsid="00214b07" style:font-style-asian="normal" style:font-style-complex="normal"/>
    </style:style>
    <style:style style:name="P20" style:family="paragraph" style:parent-style-name="Standard">
      <style:text-properties fo:font-style="normal" officeooo:rsid="00220209" officeooo:paragraph-rsid="00220209" style:font-style-asian="normal" style:font-style-complex="normal"/>
    </style:style>
    <style:style style:name="P21" style:family="paragraph" style:parent-style-name="Standard">
      <style:text-properties fo:font-style="normal" officeooo:rsid="00220209" officeooo:paragraph-rsid="00261cb8" style:font-style-asian="normal" style:font-style-complex="normal"/>
    </style:style>
    <style:style style:name="P22" style:family="paragraph" style:parent-style-name="Standard">
      <style:text-properties fo:font-style="normal" officeooo:rsid="0027c274" officeooo:paragraph-rsid="00261cb8" style:font-style-asian="normal" style:font-style-complex="normal"/>
    </style:style>
    <style:style style:name="P23" style:family="paragraph" style:parent-style-name="Standard">
      <style:text-properties fo:font-style="normal" officeooo:rsid="0027c274" officeooo:paragraph-rsid="0027c274" style:font-style-asian="normal" style:font-style-complex="normal"/>
    </style:style>
    <style:style style:name="P24" style:family="paragraph" style:parent-style-name="Standard">
      <style:text-properties fo:font-style="normal" officeooo:rsid="0028e63b" officeooo:paragraph-rsid="0028e63b" style:font-style-asian="normal" style:font-style-complex="normal"/>
    </style:style>
    <style:style style:name="P25" style:family="paragraph" style:parent-style-name="Standard">
      <style:text-properties fo:font-style="normal" officeooo:rsid="002aa5c2" officeooo:paragraph-rsid="002aa5c2" style:font-style-asian="normal" style:font-style-complex="normal"/>
    </style:style>
    <style:style style:name="P26" style:family="paragraph" style:parent-style-name="Standard">
      <style:text-properties fo:font-style="normal" officeooo:rsid="002aa5c2" officeooo:paragraph-rsid="002c57c6" style:font-style-asian="normal" style:font-style-complex="normal"/>
    </style:style>
    <style:style style:name="P27" style:family="paragraph" style:parent-style-name="Standard">
      <style:text-properties fo:font-style="normal" officeooo:rsid="002c57c6" officeooo:paragraph-rsid="002c57c6" style:font-style-asian="normal" style:font-style-complex="normal"/>
    </style:style>
    <style:style style:name="P28" style:family="paragraph" style:parent-style-name="Standard">
      <style:text-properties fo:font-style="normal" officeooo:rsid="002da7e4" officeooo:paragraph-rsid="002da7e4" style:font-style-asian="normal" style:font-style-complex="normal"/>
    </style:style>
    <style:style style:name="P29" style:family="paragraph" style:parent-style-name="Standard">
      <style:text-properties fo:font-style="normal" officeooo:rsid="002dbd99" officeooo:paragraph-rsid="002dbd99" style:font-style-asian="normal" style:font-style-complex="normal"/>
    </style:style>
    <style:style style:name="P30" style:family="paragraph" style:parent-style-name="Standard">
      <style:text-properties fo:font-style="normal" officeooo:rsid="002dbd99" officeooo:paragraph-rsid="002f9b77" style:font-style-asian="normal" style:font-style-complex="normal"/>
    </style:style>
    <style:style style:name="P31" style:family="paragraph" style:parent-style-name="Standard">
      <style:text-properties fo:font-style="normal" officeooo:rsid="002f9b77" officeooo:paragraph-rsid="002f9b77" style:font-style-asian="normal" style:font-style-complex="normal"/>
    </style:style>
    <style:style style:name="P32" style:family="paragraph" style:parent-style-name="Standard">
      <style:text-properties fo:font-style="normal" officeooo:rsid="002fb353" officeooo:paragraph-rsid="002fb353" style:font-style-asian="normal" style:font-style-complex="normal"/>
    </style:style>
    <style:style style:name="P33" style:family="paragraph" style:parent-style-name="Standard">
      <style:text-properties fo:font-style="normal" officeooo:rsid="00303e8c" officeooo:paragraph-rsid="00303e8c" style:font-style-asian="normal" style:font-style-complex="normal"/>
    </style:style>
    <style:style style:name="P34" style:family="paragraph" style:parent-style-name="Standard">
      <style:text-properties fo:font-style="normal" officeooo:rsid="0031d233" officeooo:paragraph-rsid="0031d233" style:font-style-asian="normal" style:font-style-complex="normal"/>
    </style:style>
    <style:style style:name="P35" style:family="paragraph" style:parent-style-name="Standard">
      <style:text-properties fo:font-style="normal" officeooo:rsid="0033b3eb" officeooo:paragraph-rsid="0033b3eb" style:font-style-asian="normal" style:font-style-complex="normal"/>
    </style:style>
    <style:style style:name="P36" style:family="paragraph" style:parent-style-name="Standard">
      <style:text-properties fo:font-style="normal" officeooo:rsid="003432b7" officeooo:paragraph-rsid="003432b7" style:font-style-asian="normal" style:font-style-complex="normal"/>
    </style:style>
    <style:style style:name="P37" style:family="paragraph" style:parent-style-name="Standard">
      <style:text-properties fo:font-style="normal" officeooo:rsid="00347118" officeooo:paragraph-rsid="00347118" style:font-style-asian="normal" style:font-style-complex="normal"/>
    </style:style>
    <style:style style:name="P38" style:family="paragraph" style:parent-style-name="Standard">
      <style:text-properties fo:font-style="normal" officeooo:rsid="00356f3b" officeooo:paragraph-rsid="00356f3b" style:font-style-asian="normal" style:font-style-complex="normal"/>
    </style:style>
    <style:style style:name="P39" style:family="paragraph" style:parent-style-name="Standard">
      <style:text-properties fo:font-style="normal" officeooo:rsid="0035c3ee" officeooo:paragraph-rsid="0035c3ee" style:font-style-asian="normal" style:font-style-complex="normal"/>
    </style:style>
    <style:style style:name="P40" style:family="paragraph" style:parent-style-name="Standard">
      <style:text-properties fo:font-style="normal" officeooo:rsid="00367005" officeooo:paragraph-rsid="00367005" style:font-style-asian="normal" style:font-style-complex="normal"/>
    </style:style>
    <style:style style:name="P41" style:family="paragraph" style:parent-style-name="Standard">
      <style:text-properties fo:font-style="normal" officeooo:rsid="0036de8e" officeooo:paragraph-rsid="0036de8e" style:font-style-asian="normal" style:font-style-complex="normal"/>
    </style:style>
    <style:style style:name="P42" style:family="paragraph" style:parent-style-name="Standard">
      <style:text-properties fo:font-style="italic" officeooo:rsid="002f9b77" officeooo:paragraph-rsid="002f9b77" style:font-style-asian="italic" style:font-style-complex="italic"/>
    </style:style>
    <style:style style:name="P43" style:family="paragraph" style:parent-style-name="Standard">
      <style:text-properties officeooo:rsid="001d4461" officeooo:paragraph-rsid="001d4461"/>
    </style:style>
    <style:style style:name="P44" style:family="paragraph" style:parent-style-name="Standard">
      <style:text-properties officeooo:rsid="00386679" officeooo:paragraph-rsid="00386679"/>
    </style:style>
    <style:style style:name="T1" style:family="text">
      <style:text-properties officeooo:rsid="001f3b36"/>
    </style:style>
    <style:style style:name="T2" style:family="text">
      <style:text-properties officeooo:rsid="00200157"/>
    </style:style>
    <style:style style:name="T3" style:family="text">
      <style:text-properties officeooo:rsid="00214b07"/>
    </style:style>
    <style:style style:name="T4" style:family="text">
      <style:text-properties officeooo:rsid="00246eec"/>
    </style:style>
    <style:style style:name="T5" style:family="text">
      <style:text-properties officeooo:rsid="0025adad"/>
    </style:style>
    <style:style style:name="T6" style:family="text">
      <style:text-properties officeooo:rsid="00261cb8"/>
    </style:style>
    <style:style style:name="T7" style:family="text">
      <style:text-properties officeooo:rsid="0027c274"/>
    </style:style>
    <style:style style:name="T8" style:family="text">
      <style:text-properties officeooo:rsid="002aa5c2"/>
    </style:style>
    <style:style style:name="T9" style:family="text">
      <style:text-properties officeooo:rsid="002aed10"/>
    </style:style>
    <style:style style:name="T10" style:family="text">
      <style:text-properties officeooo:rsid="002c57c6"/>
    </style:style>
    <style:style style:name="T11" style:family="text">
      <style:text-properties officeooo:rsid="002dbd99"/>
    </style:style>
    <style:style style:name="T12" style:family="text">
      <style:text-properties officeooo:rsid="002df28d"/>
    </style:style>
    <style:style style:name="T13" style:family="text">
      <style:text-properties officeooo:rsid="002efffa"/>
    </style:style>
    <style:style style:name="T14" style:family="text">
      <style:text-properties officeooo:rsid="002f9b77"/>
    </style:style>
    <style:style style:name="T15" style:family="text">
      <style:text-properties officeooo:rsid="00303e8c"/>
    </style:style>
    <style:style style:name="T16" style:family="text">
      <style:text-properties officeooo:rsid="0031d233"/>
    </style:style>
    <style:style style:name="T17" style:family="text">
      <style:text-properties fo:font-style="italic" style:font-style-asian="italic" style:font-style-complex="italic"/>
    </style:style>
    <style:style style:name="T18" style:family="text">
      <style:text-properties officeooo:rsid="00367005"/>
    </style:style>
    <style:style style:name="T19" style:family="text">
      <style:text-properties officeooo:rsid="0037a088"/>
    </style:style>
    <style:style style:name="T20" style:family="text">
      <style:text-properties officeooo:rsid="003942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Gamma is a tool I’ve created to draw Minkowski 2D spacetime diagrams. This video is a quick introduction to Gamma.</text:p>
      <text:p text:style-name="P44"/>
      <text:p text:style-name="P44">Gamma draws diagram using a special language <text:span text:style-name="T20">also called “Gamma”</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itle: Gamma</text:p>
      <text:p text:style-name="P1">Subtitle: A Minkowski Spacetime Diagram Generator</text:p>
      <text:p text:style-name="P1"/>
      <text:p text:style-name="P3">Head shot</text:p>
      <text:p text:style-name="P1"/>
      <text:p text:style-name="P2">“This video is a first look at a software tool <text:span text:style-name="T5">written</text:span> to easily create Minkowski spacetime diagrams. <text:span text:style-name="T1">The tool is </text:span><text:span text:style-name="T5">currently </text:span><text:span text:style-name="T1">usable, </text:span><text:span text:style-name="T5">but not yet finished</text:span><text:span text:style-name="T1">. </text:span><text:span text:style-name="T5">It would be good to</text:span><text:span text:style-name="T1"> partner with </text:span><text:span text:style-name="T5">physicists</text:span><text:span text:style-name="T1"> to find out what works, what doesn’t, and what’s missing.”</text:span></text:p>
      <text:p text:style-name="P2"/>
      <text:p text:style-name="P4">Scrolling capture of Google image search for Minkowski spacetime diagrams</text:p>
      <text:p text:style-name="P4"/>
      <text:p text:style-name="P18"><text:span text:style-name="T5">Gamma’s design began by </text:span>looking <text:span text:style-name="T5">at</text:span> <text:span text:style-name="T5">examples of </text:span>spacetime diagrams. <text:span text:style-name="T6">At this point, t</text:span>he tool can draw <text:span text:style-name="T3">diagrams equivalent to most of the </text:span><text:span text:style-name="T6">two-dimensional one</text:span><text:span text:style-name="T3">s you see here.</text:span> </text:p>
      <text:p text:style-name="P18"/>
      <text:p text:style-name="P18"><text:span text:style-name="T3">The majority of the diagrams</text:span><text:span text:style-name="T2"> </text:span><text:span text:style-name="T6">appear to be</text:span><text:span text:style-name="T2"> instructional. Gamma </text:span><text:span text:style-name="T3">itself</text:span><text:span text:style-name="T2"> is </text:span><text:span text:style-name="T3">primarily </text:span><text:span text:style-name="T2">intended </text:span><text:span text:style-name="T3">to be a teaching and learning tool. It also functional as a computational tool, but that’s not it’s main purpose. </text:span></text:p>
      <text:p text:style-name="P18"/>
      <text:p text:style-name="P5">Image of a spacetime diagram</text:p>
      <text:p text:style-name="P19"/>
      <text:p text:style-name="P19">Here’s a diagram I found on the web. </text:p>
      <text:p text:style-name="P19"/>
      <text:p text:style-name="P5">Image of Gamma’s version</text:p>
      <text:p text:style-name="P19"/>
      <text:p text:style-name="P19">Here’s my version of the diagram, drawn with Gamma.</text:p>
      <text:p text:style-name="P19"/>
      <text:p text:style-name="P5">Image of a script</text:p>
      <text:p text:style-name="P20"/>
      <text:p text:style-name="P21"><text:span text:style-name="T6">To generate a diagram, y</text:span>ou write a program in <text:span text:style-name="T7">the “gamma”</text:span> languag<text:span text:style-name="T6">e. </text:span>Gamma <text:span text:style-name="T6">then </text:span>compiles and executes <text:span text:style-name="T6">the program</text:span>. <text:s/><text:span text:style-name="T6">The program is called a “script” because the compiled code is not saved.</text:span></text:p>
      <text:p text:style-name="P21"/>
      <text:p text:style-name="P21"><text:s/><text:span text:style-name="T4">Here’s the </text:span><text:span text:style-name="T7">script</text:span><text:span text:style-name="T4"> that produced the diagram you saw.</text:span></text:p>
      <text:p text:style-name="P21"/>
      <text:p text:style-name="P6"><text:soft-page-break/>Image of script</text:p>
      <text:p text:style-name="P22"/>
      <text:p text:style-name="P23">One of Gamma’s key features is the ability to easily define a complex worldline for an observer. Here is one example. <text:span text:style-name="T8">The worldline is constructed from segments that have constant velocity or constant acceleration.</text:span></text:p>
      <text:p text:style-name="P23"/>
      <text:p text:style-name="P6">Image of worldline</text:p>
      <text:p text:style-name="P23"/>
      <text:p text:style-name="P23">And this is how Gamma draws the worldline.</text:p>
      <text:p text:style-name="P23"/>
      <text:p text:style-name="P25">Another key feature allows us to find the instantaneous moving frame at any point along a worldline.</text:p>
      <text:p text:style-name="P25"/>
      <text:p text:style-name="P8">Image of IMF at one point for the worldline above</text:p>
      <text:p text:style-name="P8"/>
      <text:p text:style-name="P8">Image of IMF for a different point</text:p>
      <text:p text:style-name="P23"/>
      <text:p text:style-name="P7">Image of a set of axes</text:p>
      <text:p text:style-name="P24"/>
      <text:p text:style-name="P24">A <text:span text:style-name="T8">third</text:span> key feature is the ability to set up a problem relative to the rest frame but view it relative to <text:s/>other inertial frame. This image draws a set of axes for two observers relative to the rest frame.</text:p>
      <text:p text:style-name="P24"/>
      <text:p text:style-name="P7">Image of same axes from a different frame</text:p>
      <text:p text:style-name="P7"/>
      <text:p text:style-name="P24">By adding a single statement, the same pair of axes are now displayed relative to the moving observer.</text:p>
      <text:p text:style-name="P24"/>
      <text:p text:style-name="P8">Image of an animated scripted</text:p>
      <text:p text:style-name="P25"/>
      <text:p text:style-name="P26">The <text:span text:style-name="T9">final</text:span> key feature is animation. <text:span text:style-name="T10">We can animate any value. In this example, the </text:span>instantaneous moving frame <text:span text:style-name="T10">is animated.</text:span></text:p>
      <text:p text:style-name="P26"/>
      <text:p text:style-name="P9">Image of twin-paradox demo</text:p>
      <text:p text:style-name="P27"/>
      <text:p text:style-name="P27">One addition to Gamma was the ability to create GUI controls that allow the user to manipulate the diagram. This example combines animation with user manipulation. </text:p>
      <text:p text:style-name="P27"/>
      <text:p text:style-name="P28"><text:span text:style-name="T13">The</text:span> example is based on the classic twins paradox. We begin with two twins, Bob and Alice. <text:s/><text:span text:style-name="T11">Bob (the blue dot) stays on Earth while Alice (the red dot) speeds off at eighty percent the speed of light toward a point four light years away. </text:span><text:span text:style-name="T13">Once there, she</text:span><text:span text:style-name="T11"> turns around, heading back to Earth at the same speed. When she arrives, she finds that Bob is now older than her by four years.</text:span></text:p>
      <text:p text:style-name="P28"/>
      <text:p text:style-name="P29">The paradox is not the Bob is older, but that Einstein’s first postulate states that the laws of physics are the same for all inertial reference frames. We’re watching Alice’s trip as seen by Bob: Alice leaves and then returns.</text:p>
      <text:p text:style-name="P29"/>
      <text:p text:style-name="P30"><text:span text:style-name="T12">Let’s</text:span> switch to Alice’s view of the events.</text:p>
      <text:p text:style-name="P30"/>
      <text:p text:style-name="P42"><text:soft-page-break/>Switch to Alice’s viewpoint and simultaneity</text:p>
      <text:p text:style-name="P30"/>
      <text:p text:style-name="P30"><text:span text:style-name="T14">S</text:span>he sees Bob move away from her and then back. Since Einstein determined that clocks run slower for <text:span text:style-name="T12">moving </text:span>observers, <text:span text:style-name="T12">Bob should find that Alice’s clock runs slower; Alice should find that Bob’s clock runs slower. When both meet, each should be older than the other: this is the paradox.</text:span></text:p>
      <text:p text:style-name="P29"/>
      <text:p text:style-name="P31">The diagram you are viewing doesn’t look much like a spacetime diagram, but it is. Let’s switch back to Bob’s viewpoint and display his grid and axes.</text:p>
      <text:p text:style-name="P31"/>
      <text:p text:style-name="P10">Switch to Bob’s viewpoint and simultaneity and enable Bob’s axes and grid</text:p>
      <text:p text:style-name="P32"/>
      <text:p text:style-name="P32">We can now see that the magic the produced the prior diagram was done by selecting a frame of reference that keeps Bob (or Alice) in the same position. </text:p>
      <text:p text:style-name="P32"/>
      <text:p text:style-name="P10">Turn on worldlines, turn off one-dimensional</text:p>
      <text:p text:style-name="P32">If we add worldlines, disable the “One-dimensional” toggle, and wait for Alice to complete her trip, we get the classic view of the twin’s paradox. <text:span text:style-name="T15">For someone who is just being introduced to spacetime diagrams, this sequence might make the final diagram easier to interpret.</text:span></text:p>
      <text:p text:style-name="P32"/>
      <text:p text:style-name="P33">The solution to the paradox is that we are not violating Einstein’s first postulate because Alice’s motion switches her from one frame of reference to another. Within each frame, Alice can calculate that Bob’s clock running slower.</text:p>
      <text:p text:style-name="P33"/>
      <text:p text:style-name="P11">Switch to Alice’s viewpoint and simultaneity, turn off Bob’s axes and grid and enable Alice’s</text:p>
      <text:p text:style-name="P33"/>
      <text:p text:style-name="P33">If we look at this from Alice’s viewpoint again, we see that her worldline always consists of two segments, while Bob’s is always one.</text:p>
      <text:p text:style-name="P33"/>
      <text:p text:style-name="P12">Switch to <text:span text:style-name="T16">Bob’s</text:span> viewpoint and simultaneity, turn off <text:span text:style-name="T16">Alice’s</text:span> axes and grid and enable <text:span text:style-name="T16">Bob’s</text:span></text:p>
      <text:p text:style-name="P33"/>
      <text:p text:style-name="P34">Let’s return to Bob’s view and turn Bob’s line of simultaneity. This line connects all points that, from Bob’s frame of reference, have the same time coordinate. This is his “present”. </text:p>
      <text:p text:style-name="P34"/>
      <text:p text:style-name="P13">Turn on Display <text:s/>time</text:p>
      <text:p text:style-name="P13"/>
      <text:p text:style-name="P35">Let’s also enable the display of computed and seen time. </text:p>
      <text:p text:style-name="P35"/>
      <text:p text:style-name="P13">Stop the simulation and move to where Bob’s time is 5 years</text:p>
      <text:p text:style-name="P35"/>
      <text:p text:style-name="P35">The top number is the local time, in years, for Bob and Alice along the line of simultaneity. The bottom, fainter number is the time that each sees for the other, allowing for light delay.</text:p>
      <text:p text:style-name="P35"/>
      <text:p text:style-name="P35">Bob’s current time is 5 years while Alice’s is 3 years. From Bob’s viewpoint, Alice’s clock is running 60% slower. But if Bob had a giant telescope and Alice had a giant clock, when Bob’s clock read 5 years, he would see Alice’s clock reading 1.67 years.</text:p>
      <text:p text:style-name="P35"/>
      <text:p text:style-name="P35">Similarly, if Alice looked at Bob, she would see his clock reading 1 year.</text:p>
      <text:p text:style-name="P35"><text:soft-page-break/></text:p>
      <text:p text:style-name="P36"><text:span text:style-name="T17">Start up the animation agai</text:span>n</text:p>
      <text:p text:style-name="P36"/>
      <text:p text:style-name="P36">Now, let’s enable Alice’s line of simultaneity.</text:p>
      <text:p text:style-name="P36"/>
      <text:p text:style-name="P14">Select Bob’s viewpoint/Alice’s simultaneity</text:p>
      <text:p text:style-name="P36"/>
      <text:p text:style-name="P37">When Alice switches her inertial frame of reference, she also switches her line of simultaneity. While Alice’s clock goes from 0 to 3, Bob’s goes from 0 to 1.8. Alice calculates that Bob’s clock is running at 60% the rate of hers. From 3 to 6, Bob’s clock goes from 8.2 to 10. Again, Alice calculates that a rate difference of 60%.</text:p>
      <text:p text:style-name="P37"/>
      <text:p text:style-name="P38">Alice cannot really go instantly from +80% to -80% the speed of light. The twins paradox is usually represented this way because it is easier to draw. But using Gamma, we don’t have that restriction, so let’s change Alice’s motion so she accelerates and decelerates at 1g.</text:p>
      <text:p text:style-name="P38"/>
      <text:p text:style-name="P15">Reset to Bob’s viewpoint and simultaneity, Bob’s axes and Bob’s grid</text:p>
      <text:p text:style-name="P38"/>
      <text:p text:style-name="P39">The worldline looks similar, just smoothed out. Let’s see what Alice’s line of simultaneity looks like.</text:p>
      <text:p text:style-name="P39"/>
      <text:p text:style-name="P16">Change to Bob’s viewpoint/Alice’s simultaneity</text:p>
      <text:p text:style-name="P39"/>
      <text:p text:style-name="P39">Rather than instantly jumping from 1.8 to 8.2 along Bob’s worldline, her line of simultaneity makes a rapid, but smooth, change as she changes her frames of references.</text:p>
      <text:p text:style-name="P39"/>
      <text:p text:style-name="P39">Alice doesn’t have just one or two frames of reference; while she accelerates or decelerates, she changes her frame of reference from instant to instant. <text:span text:style-name="T18">We can get a sense of this by enabling her grid and axes while maintaining Bob’s viewpoint.</text:span></text:p>
      <text:p text:style-name="P39"/>
      <text:p text:style-name="P17">Turn on Alice’s grid and axes</text:p>
      <text:p text:style-name="P40"/>
      <text:p text:style-name="P41">You might now feel that you’d like to play with the controls yourself, <text:span text:style-name="T19">or p</text:span>erhaps you’d like to <text:span text:style-name="T19">revise the problem setup in some way</text:span>. If so, the Gamma has met one of its goals.</text:p>
      <text:p text:style-name="P39"/>
      <text:p text:style-name="P3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rutiger Next Pro Medium" svg:font-family="'Frutiger Next Pro Medium'"/>
    <style:font-face style:name="KievitPro-Regular" svg:font-family="KievitPro-Regular"/>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loext:opacity="0%" style:font-name="KievitPro-Regular"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page"/>
      <style:text-properties style:use-window-font-color="true" loext:opacity="0%" style:font-name="KievitPro-Regular"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Frutiger Next Pro Medium" fo:font-family="'Frutiger Next Pro Medium'"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style:font-name="KievitPro-Regular" fo:font-family="KievitPro-Regular" style:font-size-asian="12pt" style:font-name-complex="Lucida Sans1" style:font-family-complex="'Lucida Sans'"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style:font-name="KievitPro-Regular" fo:font-family="KievitPro-Regular"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KievitPro-Regular" fo:font-family="KievitPro-Regular"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612pt" fo:page-height="792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6T07:08:13.078000000</meta:creation-date>
    <dc:date>2022-01-29T11:22:08.808000000</dc:date>
    <meta:editing-duration>PT6H51M49S</meta:editing-duration>
    <meta:editing-cycles>12</meta:editing-cycles>
    <meta:generator>LibreOffice/7.2.5.2$Windows_X86_64 LibreOffice_project/499f9727c189e6ef3471021d6132d4c694f357e5</meta:generator>
    <meta:document-statistic meta:table-count="0" meta:image-count="0" meta:object-count="0" meta:page-count="5" meta:paragraph-count="64" meta:word-count="1244" meta:character-count="7153" meta:non-whitespace-character-count="5961"/>
  </office:meta>
</office:document-meta>
</file>